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helvetica, arial, sans-serif"/>
    <style:font-face style:name="Open Sans" svg:font-family="'Open Sans', Helvetica, Arial, sans-serif"/>
    <style:font-face style:name="Rokkitt" svg:font-family="Rokkitt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cf8a05" style:font-name="Rokkitt" fo:font-size="12pt" fo:letter-spacing="normal" fo:font-style="italic" fo:font-weight="normal"/>
    </style:style>
    <style:style style:name="P2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cf8a05" style:font-name="Rokkitt" fo:font-size="12pt" fo:letter-spacing="normal" fo:font-style="italic" fo:font-weight="normal" officeooo:rsid="00101da8" officeooo:paragraph-rsid="00101da8"/>
    </style:style>
    <style:style style:name="P3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cf8a05" style:font-name="Rokkitt" fo:font-size="12pt" fo:letter-spacing="normal" fo:font-style="italic" fo:font-weight="normal" officeooo:rsid="0012d9b1" officeooo:paragraph-rsid="0012d9b1"/>
    </style:style>
    <style:style style:name="P4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cf8a05" style:font-name="Rokkitt" fo:font-size="12pt" fo:letter-spacing="normal" fo:font-style="italic" fo:font-weight="normal" officeooo:rsid="0011038b" officeooo:paragraph-rsid="0011038b"/>
    </style:style>
    <style:style style:name="P5" style:family="paragraph" style:parent-style-name="Heading_20_1">
      <style:paragraph-properties fo:margin-left="0cm" fo:margin-right="0cm" fo:orphans="2" fo:widows="2" fo:text-indent="0cm" style:auto-text-indent="fals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44444" style:font-name="Lato" fo:font-size="12pt" fo:letter-spacing="normal" fo:font-style="normal" fo:font-weight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44444" style:font-name="Lato" fo:font-size="12pt" fo:letter-spacing="normal" fo:font-style="normal" fo:font-weight="normal" officeooo:paragraph-rsid="00149df7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Lato" fo:font-size="9pt" fo:letter-spacing="normal" fo:font-style="italic" fo:font-weight="normal" officeooo:paragraph-rsid="0011038b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Lato" fo:font-size="9pt" fo:letter-spacing="normal" fo:font-style="italic" fo:font-weight="normal" officeooo:rsid="002fd0ff" officeooo:paragraph-rsid="002fd0ff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Lato" fo:font-size="12pt" fo:letter-spacing="normal" fo:font-style="normal" fo:font-weight="normal" officeooo:paragraph-rsid="0011038b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cf8a05" style:font-name="Rokkitt" fo:font-size="12pt" fo:letter-spacing="normal" fo:font-style="italic" fo:font-weight="normal" officeooo:paragraph-rsid="00101da8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cf8a05" style:font-name="Rokkitt" fo:font-size="12pt" fo:letter-spacing="normal" fo:font-style="italic" fo:font-weight="normal" officeooo:rsid="0011038b" officeooo:paragraph-rsid="0011038b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Rokkitt" fo:font-size="12pt" fo:letter-spacing="normal" fo:font-style="normal" fo:font-weight="normal" officeooo:rsid="0011038b" officeooo:paragraph-rsid="0012d9b1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ato" fo:font-size="12pt" fo:letter-spacing="normal" fo:font-style="normal" fo:font-weight="normal" officeooo:paragraph-rsid="003074d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444444" style:font-name="Lato" fo:font-size="12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.079cm" loext:contextual-spacing="false" fo:orphans="2" fo:widows="2" fo:text-indent="0cm" style:auto-text-indent="false" fo:padding="0cm" fo:border="none"/>
      <style:text-properties fo:color="#444444" style:font-name="Lato" fo:letter-spacing="normal" fo:font-style="italic" fo:font-weight="normal"/>
    </style:style>
    <style:style style:name="P17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222222" style:font-name="Rokkitt" fo:font-size="12pt" fo:letter-spacing="normal" fo:font-style="normal" fo:font-weight="normal" officeooo:paragraph-rsid="0011038b"/>
    </style:style>
    <style:style style:name="P18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222222" style:font-name="Rokkitt" fo:font-size="12pt" fo:letter-spacing="normal" fo:font-style="normal" fo:font-weight="normal" officeooo:rsid="002fd0ff" officeooo:paragraph-rsid="002fd0ff"/>
    </style:style>
    <style:style style:name="P19" style:family="paragraph" style:parent-style-name="Text_20_body">
      <style:text-properties officeooo:rsid="0013ae3d" officeooo:paragraph-rsid="0013ae3d"/>
    </style:style>
    <style:style style:name="P20" style:family="paragraph" style:parent-style-name="Text_20_body">
      <style:text-properties officeooo:rsid="00208d55" officeooo:paragraph-rsid="00208d55"/>
    </style:style>
    <style:style style:name="P21" style:family="paragraph" style:parent-style-name="Heading_20_2">
      <style:text-properties officeooo:paragraph-rsid="0013aef3"/>
    </style:style>
    <style:style style:name="P22" style:family="paragraph" style:parent-style-name="Table_20_Contents">
      <style:text-properties style:font-name="Rokkitt" fo:font-size="12pt" officeooo:rsid="00101da8" officeooo:paragraph-rsid="00101da8"/>
    </style:style>
    <style:style style:name="P23" style:family="paragraph" style:parent-style-name="Table_20_Contents">
      <style:text-properties style:font-name="Rokkitt" fo:font-size="12pt" fo:font-weight="normal" officeooo:rsid="0012d9b1" officeooo:paragraph-rsid="0012d9b1" style:font-weight-asian="normal" style:font-weight-complex="normal"/>
    </style:style>
    <style:style style:name="P24" style:family="paragraph" style:parent-style-name="Table_20_Contents">
      <style:text-properties style:font-name="Rokkitt" fo:font-size="10pt" officeooo:rsid="0012d9b1" officeooo:paragraph-rsid="0012d9b1" style:font-size-asian="10pt" style:font-size-complex="10pt"/>
    </style:style>
    <style:style style:name="T1" style:family="text">
      <style:text-properties officeooo:rsid="00149df7"/>
    </style:style>
    <style:style style:name="T2" style:family="text">
      <style:text-properties officeooo:rsid="001738bd"/>
    </style:style>
    <style:style style:name="T3" style:family="text">
      <style:text-properties officeooo:rsid="001bf673"/>
    </style:style>
    <style:style style:name="T4" style:family="text">
      <style:text-properties fo:font-variant="normal" fo:text-transform="none" fo:color="#cf8a05" style:font-name="Rokkitt" fo:font-size="12pt" fo:letter-spacing="normal" fo:font-style="italic" fo:font-weight="normal"/>
    </style:style>
    <style:style style:name="T5" style:family="text">
      <style:text-properties fo:font-variant="normal" fo:text-transform="none" fo:color="#cf8a05" style:font-name="Rokkitt" fo:font-size="12pt" fo:letter-spacing="normal" fo:font-style="italic" fo:font-weight="normal" officeooo:rsid="00101da8"/>
    </style:style>
    <style:style style:name="T6" style:family="text">
      <style:text-properties officeooo:rsid="00259753"/>
    </style:style>
    <style:style style:name="T7" style:family="text">
      <style:text-properties officeooo:rsid="002747af"/>
    </style:style>
    <style:style style:name="T8" style:family="text">
      <style:text-properties officeooo:rsid="002ce9de"/>
    </style:style>
    <style:style style:name="T9" style:family="text">
      <style:text-properties officeooo:rsid="002d39a3"/>
    </style:style>
    <style:style style:name="T10" style:family="text">
      <style:text-properties officeooo:rsid="002eda41"/>
    </style:style>
    <style:style style:name="T11" style:family="text">
      <style:text-properties officeooo:rsid="002fd0ff"/>
    </style:style>
    <style:style style:name="T12" style:family="text">
      <style:text-properties officeooo:rsid="0032bced"/>
    </style:style>
    <style:style style:name="T13" style:family="text">
      <style:text-properties style:font-name="Open Sans"/>
    </style:style>
    <style:style style:name="T14" style:family="text">
      <style:text-properties style:font-name="Open Sans" officeooo:rsid="003487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2">Kapil Khatke</text:h>
      <text:p text:style-name="P19">E: <text:a xlink:type="simple" xlink:href="mailto:kapil.khatke@gmail.com" text:style-name="Internet_20_link" text:visited-style-name="Visited_20_Internet_20_Link">kapil.khatke@gmail.com</text:a></text:p>
      <text:p text:style-name="P19">M: 9742745905</text:p>
      <text:p text:style-name="P20"><text:a xlink:type="simple" xlink:href="https://kapil-khatke.github.io/" text:style-name="Internet_20_link" text:visited-style-name="Visited_20_Internet_20_Link">https://kapil-khatke.github.io/</text:a></text:p>
      <text:p text:style-name="Horizontal_20_Line"/>
      <text:h text:style-name="P5" text:outline-level="1"><text:span text:style-name="T4">Personal </text:span><text:span text:style-name="T5">Profile</text:span></text:h>
      <text:p text:style-name="P6">I am a full stack developer with 12+ years of work exprience .Currently working as an architect for R&amp;D project based on Natural language processing. I have a diverse set of <text:s/>ranging from front-end to back-end , middle ware and system side programming.</text:p>
      <text:p text:style-name="P6"/>
      <text:h text:style-name="P1" text:outline-level="1">Patents</text:h>
      <text:p text:style-name="P7">Creating Episodic Memory based on Unstructured Data in Electronic Devices by using Natural Language Processing.<text:span text:style-name="T1">(https://patents.google.com/patent/US20150235135)</text:span></text:p>
      <text:p text:style-name="P6"/>
      <text:p text:style-name="P7">Apparatus and method for automatically converting note to action reminders by using Natural Language Processing. <text:span text:style-name="T1">(https://patents.google.com/patent/US20160321617A1)</text:span></text:p>
      <text:p text:style-name="P6"/>
      <text:h text:style-name="P2" text:outline-level="1">Key Skill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Languages / <text:span text:style-name="T8">Frameworks</text:span></text:p>
          </table:table-cell>
          <table:table-cell table:style-name="Table1.B1" office:value-type="string">
            <text:p text:style-name="P22">Core Java , C/C++, Spring</text:p>
          </table:table-cell>
        </table:table-row>
        <table:table-row>
          <table:table-cell table:style-name="Table1.A2" office:value-type="string">
            <text:p text:style-name="P22">Server <text:span text:style-name="T9">Side</text:span></text:p>
          </table:table-cell>
          <table:table-cell table:style-name="Table1.B2" office:value-type="string">
            <text:p text:style-name="P22"><text:span text:style-name="T7">RESTful webservices , </text:span>Node JS, Docker </text:p>
          </table:table-cell>
        </table:table-row>
        <table:table-row>
          <table:table-cell table:style-name="Table1.A2" office:value-type="string">
            <text:p text:style-name="P22">Client <text:span text:style-name="T9">Side</text:span></text:p>
          </table:table-cell>
          <table:table-cell table:style-name="Table1.B2" office:value-type="string">
            <text:p text:style-name="P22">Angular , Javascript</text:p>
          </table:table-cell>
        </table:table-row>
        <table:table-row>
          <table:table-cell table:style-name="Table1.A2" office:value-type="string">
            <text:p text:style-name="P22">DB</text:p>
          </table:table-cell>
          <table:table-cell table:style-name="Table1.B2" office:value-type="string">
            <text:p text:style-name="P22">Postgres, MySQL , Redis , <text:span text:style-name="T2">Cassandra, Mongo</text:span></text:p>
          </table:table-cell>
        </table:table-row>
        <table:table-row>
          <table:table-cell table:style-name="Table1.A2" office:value-type="string">
            <text:p text:style-name="P22"><text:span text:style-name="T10">Build </text:span>Tools</text:p>
          </table:table-cell>
          <table:table-cell table:style-name="Table1.B2" office:value-type="string">
            <text:p text:style-name="P22">GIT , Maven , Sonar , Jenkins</text:p>
          </table:table-cell>
        </table:table-row>
      </table:table>
      <text:p text:style-name="P11"/>
      <text:h text:style-name="P4" text:outline-level="1">Work Expirence</text:h>
      <text:p text:style-name="P12"/>
      <text:h text:style-name="P18" text:outline-level="2"><text:span text:style-name="T3">Senior </text:span>Staff <text:span text:style-name="T3">Engineer </text:span>at Ondot Systems</text:h>
      <text:p text:style-name="P9">Dec 2019 <text:s/>- Present</text:p>
      <text:p text:style-name="P14"><text:span text:style-name="T14">The current assignment is an </text:span><text:span text:style-name="T13">intelligent, API-driven platform that allows </text:span><text:span text:style-name="T14">banks</text:span><text:span text:style-name="T13"> to offer </text:span><text:span text:style-name="T14">their </text:span><text:span text:style-name="T13">cardholders a range of value-added services t</text:span><text:span text:style-name="T14">o determine where , when and how their cards to be used by setting parameters around transaction </text:span><text:soft-page-break/><text:span text:style-name="T14">types, merchant catagories, spend limits and locations</text:span><text:span text:style-name="T13">. </text:span><text:span text:style-name="T14">Using Spring Boot , Spark , AWS Lambda in backend and Oracle db as database.</text:span></text:p>
      <text:h text:style-name="P17" text:outline-level="2"><text:span text:style-name="T3">Senior </text:span>Lead <text:span text:style-name="T3">Engineer </text:span>at Samsung Research Institute</text:h>
      <text:p text:style-name="P8">Feb 2011 – <text:span text:style-name="T11">Dec 2019</text:span></text:p>
      <text:p text:style-name="P10"><text:span text:style-name="T11">In Samsung </text:span>R&amp;D <text:span text:style-name="T11">my last assignment was </text:span>based on Natural language understanding in the area of artificial intelligence. I <text:span text:style-name="T11">was</text:span> mainly responsible for overall architecture , development <text:span text:style-name="T6">and deployment.</text:span> I contributed on designing and devlopment of some core modules for this project called Spatial Reasoner and Linking Engine in Java/Spring framework. <text:span text:style-name="T12">c</text:span> I was also handling other activies like deployment of cloud based infrastructure(AWS) and managing code quality using tools like Sonar , Gitlab , Jenkins etc.</text:p>
      <text:p text:style-name="P10"/>
      <text:h text:style-name="P17" text:outline-level="2">Team Lead at Aricent Technologies</text:h>
      <text:p text:style-name="P8">March 2008 - Feb 2011</text:p>
      <text:p text:style-name="P10">Here I was mainly involved Application development for different frameworks like <text:s/>Java , Android(NDK) for mobiles and other embedded devices. I worked for some Native UI Apps development like Contact , Conversation , Dialer etc. I was also involved in porting and bug-fixing for these applications</text:p>
      <text:p text:style-name="P10"/>
      <text:h text:style-name="P17" text:outline-level="2">Consultant at Samsung India Software Operation</text:h>
      <text:p text:style-name="P16">April 2007 - March 2008</text:p>
      <text:p text:style-name="P15">I was working for a project called Application Management System in Mobile (feature phone) which provides a solution for the CLDC Java runtime environment that can launch and manage lifestyle of all other mobile applications.</text:p>
      <text:h text:style-name="P17" text:outline-level="2">Senior Developer at Astute System Technology</text:h>
      <text:p text:style-name="P16">Sept 2005 - March 2007</text:p>
      <text:p text:style-name="P15">Here I was working for developing games and mythological apps for feature phone on top of Brew Framework</text:p>
      <text:h text:style-name="P3" text:outline-level="1">Academic Qualification</text:h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3">Examination</text:p>
          </table:table-cell>
          <table:table-cell table:style-name="Table2.A1" office:value-type="string">
            <text:p text:style-name="P23">University</text:p>
          </table:table-cell>
          <table:table-cell table:style-name="Table2.A1" office:value-type="string">
            <text:p text:style-name="P23">Institute</text:p>
          </table:table-cell>
          <table:table-cell table:style-name="Table2.D1" office:value-type="string">
            <text:p text:style-name="P23">Year</text:p>
          </table:table-cell>
        </table:table-row>
        <table:table-row>
          <table:table-cell table:style-name="Table2.A2" office:value-type="string">
            <text:p text:style-name="P24">B.Tech</text:p>
          </table:table-cell>
          <table:table-cell table:style-name="Table2.A2" office:value-type="string">
            <text:p text:style-name="P24">RGPV</text:p>
          </table:table-cell>
          <table:table-cell table:style-name="Table2.A2" office:value-type="string">
            <text:p text:style-name="P24">MIT Ujjain</text:p>
          </table:table-cell>
          <table:table-cell table:style-name="Table2.D2" office:value-type="string">
            <text:p text:style-name="P24">2005</text:p>
          </table:table-cell>
        </table:table-row>
        <table:table-row>
          <table:table-cell table:style-name="Table2.A2" office:value-type="string">
            <text:p text:style-name="P24">Intermidiate/+2</text:p>
          </table:table-cell>
          <table:table-cell table:style-name="Table2.A2" office:value-type="string">
            <text:p text:style-name="P24">CBSE</text:p>
          </table:table-cell>
          <table:table-cell table:style-name="Table2.A2" office:value-type="string">
            <text:p text:style-name="P24">Kalidas Montessori</text:p>
          </table:table-cell>
          <table:table-cell table:style-name="Table2.D2" office:value-type="string">
            <text:p text:style-name="P24">1998</text:p>
          </table:table-cell>
        </table:table-row>
      </table:table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helvetica, arial, sans-serif"/>
    <style:font-face style:name="Open Sans" svg:font-family="'Open Sans', Helvetica, Arial, sans-serif"/>
    <style:font-face style:name="Rokkitt" svg:font-family="Rokkitt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3:50:09.648698500</meta:creation-date>
    <dc:date>2019-02-12T22:19:49.647847395</dc:date>
    <meta:editing-duration>PT49M42S</meta:editing-duration>
    <meta:editing-cycles>17</meta:editing-cycles>
    <meta:generator>LibreOffice/6.1.2.1$Linux_X86_64 LibreOffice_project/10$Build-1</meta:generator>
    <meta:document-statistic meta:table-count="2" meta:image-count="0" meta:object-count="0" meta:page-count="2" meta:paragraph-count="50" meta:word-count="430" meta:character-count="2854" meta:non-whitespace-character-count="2467"/>
  </office:meta>
</office:document-meta>
</file>